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931in" fo:margin-left="-0.3486in" fo:margin-right="-0.1514in" table:align="margins" style:shadow="none"/>
    </style:style>
    <style:style style:name="Table1.A" style:family="table-column">
      <style:table-column-properties style:column-width="0.8326in" style:rel-column-width="1199*"/>
    </style:style>
    <style:style style:name="Table1.B" style:family="table-column">
      <style:table-column-properties style:column-width="1.0174in" style:rel-column-width="1465*"/>
    </style:style>
    <style:style style:name="Table1.C" style:family="table-column">
      <style:table-column-properties style:column-width="0.5354in" style:rel-column-width="771*"/>
    </style:style>
    <style:style style:name="Table1.D" style:family="table-column">
      <style:table-column-properties style:column-width="0.8417in" style:rel-column-width="1212*"/>
    </style:style>
    <style:style style:name="Table1.E" style:family="table-column">
      <style:table-column-properties style:column-width="0.9389in" style:rel-column-width="1352*"/>
    </style:style>
    <style:style style:name="Table1.F" style:family="table-column">
      <style:table-column-properties style:column-width="1.9299in" style:rel-column-width="2779*"/>
    </style:style>
    <style:style style:name="Table1.G" style:family="table-column">
      <style:table-column-properties style:column-width="1.0972in" style:rel-column-width="1580*"/>
    </style:style>
    <style:style style:name="Table1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1.C1" style:family="table-cell">
      <style:table-cell-properties fo:padding="0.0382in" fo:border="0.0139in solid #000000"/>
    </style:style>
    <style:style style:name="Table2" style:family="table">
      <style:table-properties style:width="7.1931in" fo:margin-left="-0.3486in" fo:margin-right="-0.1514in" table:align="margins"/>
    </style:style>
    <style:style style:name="Table2.A" style:family="table-column">
      <style:table-column-properties style:column-width="0.8326in" style:rel-column-width="1199*"/>
    </style:style>
    <style:style style:name="Table2.B" style:family="table-column">
      <style:table-column-properties style:column-width="1.0174in" style:rel-column-width="1465*"/>
    </style:style>
    <style:style style:name="Table2.C" style:family="table-column">
      <style:table-column-properties style:column-width="0.5354in" style:rel-column-width="771*"/>
    </style:style>
    <style:style style:name="Table2.D" style:family="table-column">
      <style:table-column-properties style:column-width="0.8417in" style:rel-column-width="1212*"/>
    </style:style>
    <style:style style:name="Table2.E" style:family="table-column">
      <style:table-column-properties style:column-width="0.9389in" style:rel-column-width="1352*"/>
    </style:style>
    <style:style style:name="Table2.F" style:family="table-column">
      <style:table-column-properties style:column-width="1.9299in" style:rel-column-width="2779*"/>
    </style:style>
    <style:style style:name="Table2.G" style:family="table-column">
      <style:table-column-properties style:column-width="1.0972in" style:rel-column-width="1580*"/>
    </style:style>
    <style:style style:name="Table2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2.C1" style:family="table-cell">
      <style:table-cell-properties fo:padding="0.0382in" fo:border="0.0139in solid #000000"/>
    </style:style>
    <style:style style:name="P1" style:family="paragraph" style:parent-style-name="Text_20_body">
      <style:text-properties style:font-name="DejaVu Sans"/>
    </style:style>
    <style:style style:name="P2" style:family="paragraph" style:parent-style-name="Text_20_body">
      <style:paragraph-properties fo:text-align="center" style:justify-single-word="false"/>
      <style:text-properties style:font-name="DejaVu Sans"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DejaVu Sans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DejaVu Sans" fo:font-size="9pt" style:font-name-asian="Monaco" style:font-size-asian="9pt" style:font-name-complex="Monaco" style:font-size-complex="9pt"/>
    </style:style>
    <style:style style:name="P5" style:family="paragraph" style:parent-style-name="Standard">
      <style:text-properties style:font-name="DejaVu Sans" fo:font-size="9pt" style:font-size-asian="9pt" style:font-size-complex="9pt"/>
    </style:style>
    <style:style style:name="P6" style:family="paragraph" style:parent-style-name="Table_20_Contents">
      <style:text-properties style:font-name="DejaVu Sans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DejaVu Sans" fo:font-size="9p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DejaVu Sans" fo:font-size="9pt" style:font-name-asian="Monaco" style:font-size-asian="9pt" style:font-name-complex="Monaco" style:font-size-complex="9pt"/>
    </style:style>
    <style:style style:name="P9" style:family="paragraph" style:parent-style-name="Text_20_body">
      <style:paragraph-properties fo:text-align="center" style:justify-single-word="false"/>
      <style:text-properties style:font-name="DejaVu Sans" fo:font-size="12pt" style:font-size-asian="12pt" style:font-size-complex="12pt"/>
    </style:style>
    <style:style style:name="T1" style:family="text">
      <style:text-properties fo:color="#ff0064"/>
    </style:style>
    <style:style style:name="T2" style:family="text">
      <style:text-properties fo:color="#000000"/>
    </style:style>
    <style:style style:name="T3" style:family="text">
      <style:text-properties fo:color="#0a0a8b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9">Laporan Rekapitulasi Konfirmasi Transfer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">Tanggal</text:p>
          </table:table-cell>
          <table:table-cell table:style-name="Table1.A1" office:value-type="string">
            <text:p text:style-name="P3">No Bukti Transfer</text:p>
          </table:table-cell>
          <table:table-cell table:style-name="Table1.C1" office:value-type="string">
            <text:p text:style-name="P3">Bank</text:p>
          </table:table-cell>
          <table:table-cell table:style-name="Table1.A1" office:value-type="string">
            <text:p text:style-name="P3">No Account</text:p>
          </table:table-cell>
          <table:table-cell table:style-name="Table1.A1" office:value-type="string">
            <text:p text:style-name="P3">Nama Penerima</text:p>
          </table:table-cell>
          <table:table-cell table:style-name="Table1.A1" office:value-type="string">
            <text:p text:style-name="P3">Detail Transfer</text:p>
          </table:table-cell>
          <table:table-cell table:style-name="Table1.C1" office:value-type="string">
            <text:p text:style-name="P3">Jumlah Diterima</text:p>
          </table:table-cell>
        </table:table-row>
      </table:table>
      <text:p text:style-name="P5"/>
      <text:p text:style-name="P4"><text:span text:style-name="T1">[[</text:span><text:span text:style-name="T2"> repeatIn(get_transfer(data</text:span><text:span text:style-name="T1">[</text:span><text:span text:style-name="T3">'form'</text:span><text:span text:style-name="T1">][</text:span><text:span text:style-name="T3">'transfer'</text:span><text:span text:style-name="T1">]</text:span><text:span text:style-name="T2">),</text:span><text:span text:style-name="T3">'o'</text:span><text:span text:style-name="T2">) </text:span><text:span text:style-name="T1">]]</text:span><text:span text:style-name="T2">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4"><text:span text:style-name="T1">[[</text:span><text:span text:style-name="T2"> o</text:span><text:span text:style-name="T1">[</text:span><text:span text:style-name="T3">'date'</text:span><text:span text:style-name="T1">]</text:span><text:span text:style-name="T2"> </text:span><text:span text:style-name="T1">]]</text:span></text:p>
          </table:table-cell>
          <table:table-cell table:style-name="Table2.A1" office:value-type="string">
            <text:p text:style-name="P4"><text:span text:style-name="T1">[[</text:span><text:span text:style-name="T2"> o</text:span><text:span text:style-name="T1">[</text:span><text:span text:style-name="T3">'name'</text:span><text:span text:style-name="T1">]</text:span><text:span text:style-name="T2"> </text:span><text:span text:style-name="T1">]]</text:span></text:p>
          </table:table-cell>
          <table:table-cell table:style-name="Table2.C1" office:value-type="string">
            <text:p text:style-name="P4"><text:span text:style-name="T1">[[</text:span><text:span text:style-name="T2"> o</text:span><text:span text:style-name="T1">[</text:span><text:span text:style-name="T3">'receiver_bank'</text:span><text:span text:style-name="T1">]</text:span><text:span text:style-name="T2"> </text:span><text:span text:style-name="T1">]]</text:span></text:p>
          </table:table-cell>
          <table:table-cell table:style-name="Table2.A1" office:value-type="string">
            <text:p text:style-name="P4"><text:span text:style-name="T1">[[</text:span><text:span text:style-name="T2"> o</text:span><text:span text:style-name="T1">[</text:span><text:span text:style-name="T3">'receiver_bank_no'</text:span><text:span text:style-name="T1">]</text:span><text:span text:style-name="T2"> </text:span><text:span text:style-name="T1">]]</text:span></text:p>
          </table:table-cell>
          <table:table-cell table:style-name="Table2.A1" office:value-type="string">
            <text:p text:style-name="P4"><text:span text:style-name="T2"><text:s/></text:span><text:span text:style-name="T1">[[</text:span><text:span text:style-name="T2"> o</text:span><text:span text:style-name="T1">[</text:span><text:span text:style-name="T3">'receiver_name'</text:span><text:span text:style-name="T1">]</text:span><text:span text:style-name="T2"> </text:span><text:span text:style-name="T1">]]</text:span></text:p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4"><text:span text:style-name="T1">[[</text:span><text:span text:style-name="T2"> o</text:span><text:span text:style-name="T1">[</text:span><text:span text:style-name="T3">'transfer_received_total'</text:span><text:span text:style-name="T1">]</text:span><text:span text:style-name="T2"> </text:span><text:span text:style-name="T1">]]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D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22T17:49:54</meta:creation-date>
    <dc:date>2014-06-08T22:15:41</dc:date>
    <meta:editing-duration>PT3H26M44S</meta:editing-duration>
    <meta:editing-cycles>18</meta:editing-cycles>
    <meta:generator>OpenOffice/4.1.0$Unix OpenOffice.org_project/410m18$Build-9764</meta:generator>
    <meta:document-statistic meta:table-count="2" meta:image-count="0" meta:object-count="0" meta:page-count="1" meta:paragraph-count="15" meta:word-count="38" meta:character-count="320"/>
  </office:meta>
</office:document-meta>
</file>